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ourier" svg:font-family="Courier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11.43cm" style:use-optimal-column-width="false"/>
    </style:style>
    <style:style style:name="ro1" style:family="table-row">
      <style:table-row-properties style:row-height="0cm" style:use-optimal-row-height="tru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 style:font-independent-line-spacing="true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 style:font-independent-line-spacing="true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 style:font-independent-line-spacing="tru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left" style:font-independent-line-spacing="true"/>
      <style:text-properties fo:font-size="33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lef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left" style:font-independent-line-spacing="true"/>
      <style:text-properties fo:font-size="9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left" style:font-independent-line-spacing="true"/>
      <style:text-properties fo:font-size="30pt"/>
    </style:style>
    <style:style style:name="P10" style:family="paragraph">
      <style:paragraph-properties fo:margin-left="0cm" fo:margin-right="0cm" fo:margin-top="0.169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left" style:font-independent-line-spacing="true"/>
      <style:text-properties fo:font-size="24pt"/>
    </style:style>
    <style:style style:name="P12" style:family="paragraph">
      <style:paragraph-properties fo:margin-left="0.953cm" fo:margin-right="0cm" fo:margin-top="0.169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8b8b8b" fo:font-size="100%"/>
      </text:list-level-style-number>
      <text:list-level-style-bullet text:level="2" text:bullet-char="●">
        <style:list-level-properties text:space-before="0.953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2.858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8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353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305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2.25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16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115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068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353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305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2.25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16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115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068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ireTodo" draw:style-name="dp1" draw:master-page-name="Title_20_Slide" presentation:presentation-page-layout-name="AL1T0">
        <draw:frame draw:name="Title 1" presentation:style-name="pr1" draw:text-style-name="P2" draw:layer="layout" svg:width="21.589cm" svg:height="3.062cm" svg:x="1.905cm" svg:y="4.438cm" presentation:class="title" presentation:user-transformed="true">
          <draw:text-box>
            <text:p text:style-name="P1"><text:span text:style-name="T1">FireTodo</text:span></text:p>
          </draw:text-box>
        </draw:frame>
        <draw:frame draw:name="Subtitle 2" presentation:style-name="pr2" draw:text-style-name="P4" draw:layer="layout" svg:width="17.779cm" svg:height="3.65cm" svg:x="3.81cm" svg:y="8.096cm" presentation:class="subtitle" presentation:user-transformed="true">
          <draw:text-box>
            <text:p text:style-name="P3"><text:span text:style-name="T2">Porting a SwiftUI / Firebase / Redux app to Flutter</text:span><text:span text:style-name="T2"><text:line-break/></text:span><text:span text:style-name="T2"><text:line-break/></text:span><text:span text:style-name="T2">Engineering Team</text:span></text:p>
          </draw:text-box>
        </draw:frame>
        <draw:frame draw:name="Date Placeholder 3" presentation:style-name="pr3" draw:text-style-name="P6" draw:layer="layout" svg:width="5.926cm" svg:height="0.76cm" svg:x="1.27cm" svg:y="13.242cm" presentation:class="date-time" presentation:user-transformed="true">
          <draw:text-box>
            <text:p text:style-name="P5"><text:span text:style-name="T3">2026-04-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FireTodo?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What is FireTodo?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Simple per-user todo application</text:span></text:p>
              </text:list-item>
            </text:list>
            <text:list text:style-name="L5">
              <text:list-item>
                <text:p text:style-name="P10"><text:span text:style-name="T5">Originally released in 2019 as a SwiftUI + Firebase + Redux sample</text:span></text:p>
              </text:list-item>
              <text:list-item>
                <text:p text:style-name="P10"><text:span text:style-name="T5">Features: anonymous sign-up, live task list, edit / toggle / delete, four color accents, profile + sign out</text:span></text:p>
              </text:list-item>
              <text:list-item>
                <text:p text:style-name="P10"><text:span text:style-name="T5">This project: </text:span><text:span text:style-name="T6">port it to Flutter, targeting Android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port it?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Why port it?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Original only runs on iOS, needs macOS + Xcode to build</text:span></text:p>
              </text:list-item>
            </text:list>
            <text:list text:style-name="L5">
              <text:list-item>
                <text:p text:style-name="P10"><text:span text:style-name="T5">Dependencies six years out of date (Firebase 6.9, Xcode 11, Swift 5.1)</text:span></text:p>
              </text:list-item>
              <text:list-item>
                <text:p text:style-name="P10"><text:span text:style-name="T5">Flutter gives: one codebase, any desktop build host, modern SDKs</text:span></text:p>
              </text:list-item>
              <text:list-item>
                <text:p text:style-name="P10"><text:span text:style-name="T5">Good test case for Redux architecture portabilit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al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Goals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Preserve the Redux architecture and feature slices</text:span></text:p>
              </text:list-item>
            </text:list>
            <text:list text:style-name="L5">
              <text:list-item>
                <text:p text:style-name="P10"><text:span text:style-name="T5">Preserve the Firestore data model (same backend serves both apps)</text:span></text:p>
              </text:list-item>
              <text:list-item>
                <text:p text:style-name="P10"><text:span text:style-name="T5">Produce a debug-installable Android APK from Linux</text:span></text:p>
              </text:list-item>
              <text:list-item>
                <text:p text:style-name="P10"><text:span text:style-name="T5">Pass </text:span><text:span text:style-name="T7">flutter analyze</text:span><text:span text:style-name="T5"> with zero issues</text:span></text:p>
              </text:list-item>
              <text:list-item>
                <text:p text:style-name="P10"><text:span text:style-name="T5">Keep UI behaviour close to the original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y Stack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Technology Stack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Languages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6">Dart 3.11</text:span><text:span text:style-name="T5"> — all application code</text:span></text:p>
              </text:list-item>
            </text:list>
            <text:list text:style-name="L5">
              <text:list-item>
                <text:p text:style-name="P10"><text:span text:style-name="T6">Kotlin 2.2</text:span><text:span text:style-name="T5"> — Android host + Gradle scripts</text:span></text:p>
              </text:list-item>
              <text:list-item>
                <text:p text:style-name="P10"><text:span text:style-name="T6">YAML / JSON</text:span><text:span text:style-name="T5"> — config (</text:span><text:span text:style-name="T7">pubspec.yaml</text:span><text:span text:style-name="T5">, </text:span><text:span text:style-name="T7">google-services.json</text:span><text:span text:style-name="T5">)</text:span></text:p>
              </text:list-item>
              <text:list-item>
                <text:p text:style-name="P10"><text:span text:style-name="T5">Original used </text:span><text:span text:style-name="T6">Swift 5.1</text:span><text:span text:style-name="T5"> + </text:span><text:span text:style-name="T6">Ruby</text:span><text:span text:style-name="T5"> (CocoaPods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package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Key packages</text:span></text:p>
          </draw:text-box>
        </draw:frame>
        <draw:frame draw:name="Content Placeholder 5" draw:style-name="gr2" draw:layer="layout" svg:width="22.859cm" svg:height="6.607cm" svg:x="1.27cm" svg:y="3.31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8">Layer</text:span></text:p>
              </table:table-cell>
              <table:table-cell>
                <text:p text:style-name="P8"><text:span text:style-name="T8">Package</text:span></text:p>
              </table:table-cell>
              <table:table-cell>
                <text:p text:style-name="P8"><text:span text:style-name="T8">Version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UI toolkit</text:span></text:p>
              </table:table-cell>
              <table:table-cell>
                <text:p text:style-name="P8"><text:span text:style-name="T9">Flutter SDK</text:span></text:p>
              </table:table-cell>
              <table:table-cell>
                <text:p text:style-name="P8"><text:span text:style-name="T9">3.41.2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9">Redux core</text:span></text:p>
              </table:table-cell>
              <table:table-cell>
                <text:p text:style-name="P8"><text:span text:style-name="T10">redux</text:span></text:p>
              </table:table-cell>
              <table:table-cell>
                <text:p text:style-name="P8"><text:span text:style-name="T9">5.0.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Redux binding</text:span></text:p>
              </table:table-cell>
              <table:table-cell>
                <text:p text:style-name="P8"><text:span text:style-name="T10">flutter_redux</text:span></text:p>
              </table:table-cell>
              <table:table-cell>
                <text:p text:style-name="P8"><text:span text:style-name="T9">0.10.0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9">Async thunks</text:span></text:p>
              </table:table-cell>
              <table:table-cell>
                <text:p text:style-name="P8"><text:span text:style-name="T10">redux_thunk</text:span></text:p>
              </table:table-cell>
              <table:table-cell>
                <text:p text:style-name="P8"><text:span text:style-name="T9">0.4.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Firebase bootstrap</text:span></text:p>
              </table:table-cell>
              <table:table-cell>
                <text:p text:style-name="P8"><text:span text:style-name="T10">firebase_core</text:span></text:p>
              </table:table-cell>
              <table:table-cell>
                <text:p text:style-name="P8"><text:span text:style-name="T9">3.15.2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9">Authentication</text:span></text:p>
              </table:table-cell>
              <table:table-cell>
                <text:p text:style-name="P8"><text:span text:style-name="T10">firebase_auth</text:span></text:p>
              </table:table-cell>
              <table:table-cell>
                <text:p text:style-name="P8"><text:span text:style-name="T9">5.7.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Database</text:span></text:p>
              </table:table-cell>
              <table:table-cell>
                <text:p text:style-name="P8"><text:span text:style-name="T10">cloud_firestore</text:span></text:p>
              </table:table-cell>
              <table:table-cell>
                <text:p text:style-name="P8"><text:span text:style-name="T9">5.6.1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 build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Android build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7">applicationId</text:span><text:span text:style-name="T5"> = </text:span><text:span text:style-name="T7">com.example.fire_todo</text:span></text:p>
              </text:list-item>
            </text:list>
            <text:list text:style-name="L5">
              <text:list-item>
                <text:p text:style-name="P10"><text:span text:style-name="T7">minSdk</text:span><text:span text:style-name="T5"> = 23 (required by </text:span><text:span text:style-name="T7">firebase_auth</text:span><text:span text:style-name="T5"> 5.x)</text:span></text:p>
              </text:list-item>
              <text:list-item>
                <text:p text:style-name="P10"><text:span text:style-name="T7">targetSdk</text:span><text:span text:style-name="T5"> / </text:span><text:span text:style-name="T7">compileSdk</text:span><text:span text:style-name="T5"> = 34</text:span></text:p>
              </text:list-item>
              <text:list-item>
                <text:p text:style-name="P10"><text:span text:style-name="T5">Java + Kotlin JVM target = 17</text:span></text:p>
              </text:list-item>
              <text:list-item>
                <text:p text:style-name="P10"><text:span text:style-name="T5">Gradle 8.14.3 (upgraded from 2.14.1 template default)</text:span></text:p>
              </text:list-item>
              <text:list-item>
                <text:p text:style-name="P10"><text:span text:style-name="T5">Google Services Gradle plugin 4.4.2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Architecture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ux, in one picture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Redux, in one picture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p><text:span text:style-name="T7">User → View dispatches ThunkAction</text:span></text:p>
            <text:p><text:span text:style-name="T7"><text:s text:c="8"/>│</text:span></text:p>
            <text:p><text:span text:style-name="T7"><text:s text:c="8"/>▼</text:span></text:p>
            <text:p><text:span text:style-name="T7"><text:s text:c="3"/>thunkMiddleware runs async work</text:span></text:p>
            <text:p><text:span text:style-name="T7"><text:s text:c="8"/>│</text:span></text:p>
            <text:p><text:span text:style-name="T7"><text:s text:c="8"/>▼</text:span></text:p>
            <text:p><text:span text:style-name="T7"><text:s text:c="3"/>Plain Actions → appReducer</text:span></text:p>
            <text:p><text:span text:style-name="T7"><text:s text:c="8"/>│</text:span></text:p>
            <text:p><text:span text:style-name="T7"><text:s text:c="8"/>▼</text:span></text:p>
            <text:p text:style-name="P12"><text:span text:style-name="T7"><text:s text:c="3"/>New AppState → StoreConnector rebuilds View</text:span></text:p>
            <text:list text:style-name="L5">
              <text:list-item>
                <text:p text:style-name="P13"><text:span text:style-name="T5">Single immutable tree</text:span></text:p>
              </text:list-item>
              <text:list-item>
                <text:p text:style-name="P13"><text:span text:style-name="T5">Widgets read state, never mutate it</text:span></text:p>
              </text:list-item>
              <text:list-item>
                <text:p text:style-name="P13"><text:span text:style-name="T5">Async isolated in thunk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 feature slice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Four feature slices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p><text:span text:style-name="T7">AppState</text:span></text:p>
            <text:p><text:span text:style-name="T7">├── AuthState <text:s text:c="5"/>user, auth listener, loading flag</text:span></text:p>
            <text:p><text:span text:style-name="T7">├── SignUpState <text:s text:c="3"/>request flag, error</text:span></text:p>
            <text:p><text:span text:style-name="T7">├── TasksState <text:s text:c="4"/>tasks list, Firestore listener</text:span></text:p>
            <text:p text:style-name="P12"><text:span text:style-name="T7">└── EditTaskState <text:s/>request flag, saved flag</text:span></text:p>
            <text:list text:style-name="L5">
              <text:list-item>
                <text:p text:style-name="P13"><text:span text:style-name="T5">One-to-one mapping with the Swift original</text:span></text:p>
              </text:list-item>
              <text:list-item>
                <text:p text:style-name="P13"><text:span text:style-name="T5">Each slice: </text:span><text:span text:style-name="T7">State</text:span><text:span text:style-name="T5">, </text:span><text:span text:style-name="T7">Actions</text:span><text:span text:style-name="T5">, </text:span><text:span text:style-name="T7">Reducer</text:span><text:span text:style-name="T5"> files</text:span></text:p>
              </text:list-item>
              <text:list-item>
                <text:p text:style-name="P13"><text:span text:style-name="T5">Adding a feature = adding a slic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de effects (thunks)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ide effects (thunks)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6">Auth</text:span><text:span text:style-name="T5"> — </text:span><text:span text:style-name="T7">subscribeAuth</text:span><text:span text:style-name="T5">, </text:span><text:span text:style-name="T7">unsubscribeAuth</text:span><text:span text:style-name="T5">, </text:span><text:span text:style-name="T7">fetchUser</text:span><text:span text:style-name="T5">, </text:span><text:span text:style-name="T7">signOut</text:span></text:p>
              </text:list-item>
            </text:list>
            <text:list text:style-name="L5">
              <text:list-item>
                <text:p text:style-name="P10"><text:span text:style-name="T6">SignUp</text:span><text:span text:style-name="T5"> — </text:span><text:span text:style-name="T7">signUp(name)</text:span></text:p>
              </text:list-item>
              <text:list-item>
                <text:p text:style-name="P10"><text:span text:style-name="T6">Tasks</text:span><text:span text:style-name="T5"> — </text:span><text:span text:style-name="T7">subscribeTasks(uid)</text:span><text:span text:style-name="T5">, </text:span><text:span text:style-name="T7">unsubscribeTasks</text:span><text:span text:style-name="T5">, </text:span><text:span text:style-name="T7">deleteTask</text:span><text:span text:style-name="T5">, </text:span><text:span text:style-name="T7">toggleTaskCompleted</text:span></text:p>
              </text:list-item>
              <text:list-item>
                <text:p text:style-name="P10"><text:span text:style-name="T6">EditTask</text:span><text:span text:style-name="T5"> — </text:span><text:span text:style-name="T7">saveTask(uid, task)</text:span><text:span text:style-name="T5">, </text:span><text:span text:style-name="T7">updateTask(task)</text:span></text:p>
              </text:list-item>
              <text:list-item>
                <text:p text:style-name="P10"><text:span text:style-name="T5">Custom </text:span><text:span text:style-name="T7">LoggingMiddleware</text:span><text:span text:style-name="T5"> prints every action for audit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w tree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View tree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6">ContentView</text:span><text:span text:style-name="T5"> — routes: splash / sign-up / tasks</text:span></text:p>
              </text:list-item>
            </text:list>
            <text:list text:style-name="L5">
              <text:list-item>
                <text:p text:style-name="P10"><text:span text:style-name="T6">SignUpView</text:span><text:span text:style-name="T5"> — username entry (3–16 chars)</text:span></text:p>
              </text:list-item>
              <text:list-item>
                <text:p text:style-name="P10"><text:span text:style-name="T6">TasksView</text:span><text:span text:style-name="T5"> — list, hide-completed toggle, FAB, long-press menu</text:span></text:p>
              </text:list-item>
              <text:list-item>
                <text:p text:style-name="P10"><text:span text:style-name="T6">TasksRow</text:span><text:span text:style-name="T5"> — one colored card</text:span></text:p>
              </text:list-item>
              <text:list-item>
                <text:p text:style-name="P10"><text:span text:style-name="T6">EditTaskView</text:span><text:span text:style-name="T5"> — shared create / edit form + color picker</text:span></text:p>
              </text:list-item>
              <text:list-item>
                <text:p text:style-name="P10"><text:span text:style-name="T6">ProfileView</text:span><text:span text:style-name="T5"> — username + sign out</text:span></text:p>
              </text:list-item>
              <text:list-item>
                <text:p text:style-name="P10"><text:span text:style-name="T5">Helpers: </text:span><text:span text:style-name="T7">LoadingView</text:span><text:span text:style-name="T5">, </text:span><text:span text:style-name="T7">RightDownFloatButton</text:span><text:span text:style-name="T5">, </text:span><text:span text:style-name="T7">ColorSelectView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ebase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Firebase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configuration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Project configuration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6">Project ID:</text:span><text:span text:style-name="T5"> </text:span><text:span text:style-name="T7">taha-c97e3</text:span></text:p>
              </text:list-item>
            </text:list>
            <text:list text:style-name="L5">
              <text:list-item>
                <text:p text:style-name="P10"><text:span text:style-name="T6">Package:</text:span><text:span text:style-name="T5"> </text:span><text:span text:style-name="T7">com.example.fire_todo</text:span></text:p>
              </text:list-item>
              <text:list-item>
                <text:p text:style-name="P10"><text:span text:style-name="T6">Config file:</text:span><text:span text:style-name="T5"> </text:span><text:span text:style-name="T7">android/app/google-services.json</text:span></text:p>
              </text:list-item>
              <text:list-item>
                <text:p text:style-name="P10"><text:span text:style-name="T6">Authentication:</text:span><text:span text:style-name="T5"> Anonymous sign-in enabled</text:span></text:p>
              </text:list-item>
              <text:list-item>
                <text:p text:style-name="P10"><text:span text:style-name="T6">Database:</text:span><text:span text:style-name="T5"> Cloud Firestore (native mode, test-mode rules)</text:span></text:p>
              </text:list-item>
            </text:list>
            <text:p text:style-name="P13"><text:span text:style-name="T7">Firebase.initializeApp()</text:span><text:span text:style-name="T5"> auto-reads the Android resources generated from </text:span><text:span text:style-name="T7">google-services.json</text:span><text:span text:style-name="T5"> — no Dart-side options file needed.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model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Data model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p><text:span text:style-name="T7">users/{userId}</text:span></text:p>
            <text:p><text:span text:style-name="T7"><text:s text:c="2"/>username, createTime, updateTime</text:span></text:p>
            <text:p><text:span text:style-name="T7"/></text:p>
            <text:p><text:span text:style-name="T7">users/{userId}/tasks/{taskId}</text:span></text:p>
            <text:p><text:span text:style-name="T7"><text:s text:c="2"/>title, desc, completed,</text:span></text:p>
            <text:p><text:span text:style-name="T7"><text:s text:c="2"/>color: red | blue | green | gray,</text:span></text:p>
            <text:p text:style-name="P12"><text:span text:style-name="T7"><text:s text:c="2"/>createTime, updateTime</text:span></text:p>
            <text:list text:style-name="L5">
              <text:list-item>
                <text:p text:style-name="P13"><text:span text:style-name="T5">Task listener: </text:span><text:span text:style-name="T7">orderBy('updateTime' desc).limit(30)</text:span></text:p>
              </text:list-item>
              <text:list-item>
                <text:p text:style-name="P13"><text:span text:style-name="T5">Live updates across devices via </text:span><text:span text:style-name="T7">snapshots()</text:span><text:span text:style-name="T5"> stream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— known gap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ecurity — known gap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Currently </text:span><text:span text:style-name="T6">test-mode rules</text:span><text:span text:style-name="T5"> (open to anyone)</text:span></text:p>
              </text:list-item>
            </text:list>
            <text:list text:style-name="L5">
              <text:list-item>
                <text:p text:style-name="P10"><text:span text:style-name="T5">Must be tightened before any real use:</text:span></text:p>
              </text:list-item>
              <text:list-item>
                <text:p text:style-name="P10"><text:span text:style-name="T7">match /users/{uid} {</text:span></text:p>
              </text:list-item>
              <text:list-item>
                <text:p text:style-name="P10"><text:span text:style-name="T7"><text:s text:c="2"/>allow read, write: if request.auth.uid == uid;</text:span></text:p>
              </text:list-item>
              <text:list-item>
                <text:p text:style-name="P10"><text:span text:style-name="T7"><text:s text:c="2"/>match /tasks/{t} {</text:span></text:p>
              </text:list-item>
              <text:list-item>
                <text:p text:style-name="P10"><text:span text:style-name="T7"><text:s text:c="4"/>allow read, write: if request.auth.uid == uid;</text:span></text:p>
              </text:list-item>
              <text:list-item>
                <text:p text:style-name="P10"><text:span text:style-name="T7"><text:s text:c="2"/>}</text:span></text:p>
              </text:list-item>
            </text:list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 &amp; Deployment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Build &amp; Deploymen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 host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Build host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Arch Linux, kernel 6.18</text:span></text:p>
              </text:list-item>
            </text:list>
            <text:list text:style-name="L5">
              <text:list-item>
                <text:p text:style-name="P10"><text:span text:style-name="T5">Flutter 3.41.2 / Dart 3.11.3</text:span></text:p>
              </text:list-item>
              <text:list-item>
                <text:p text:style-name="P10"><text:span text:style-name="T5">Android SDK 36.1.0</text:span></text:p>
              </text:list-item>
              <text:list-item>
                <text:p text:style-name="P10"><text:span text:style-name="T5">OpenJDK 17.0.18</text:span></text:p>
              </text:list-item>
              <text:list-item>
                <text:p text:style-name="P10"><text:span text:style-name="T5">Gradle 8.14.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 command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Build commands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p><text:span text:style-name="T7">flutter pub get</text:span></text:p>
            <text:p><text:span text:style-name="T7">flutter analyze <text:s text:c="22"/># No issues found</text:span></text:p>
            <text:p><text:span text:style-name="T7">flutter build apk --debug</text:span></text:p>
            <text:p text:style-name="P12"><text:span text:style-name="T7">adb install -r build/app/outputs/flutter-apk/app-debug.apk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Static analysis: </text:span><text:span text:style-name="T6">zero issues</text:span></text:p>
              </text:list-item>
            </text:list>
            <text:list text:style-name="L5">
              <text:list-item>
                <text:p text:style-name="P10"><text:span text:style-name="T5">First build: </text:span><text:span text:style-name="T6">~10 minutes</text:span><text:span text:style-name="T5"> (cold Gradle + Firebase SDK)</text:span></text:p>
              </text:list-item>
              <text:list-item>
                <text:p text:style-name="P10"><text:span text:style-name="T5">Incremental build: </text:span><text:span text:style-name="T6">~30 seconds</text:span></text:p>
              </text:list-item>
              <text:list-item>
                <text:p text:style-name="P10"><text:span text:style-name="T5">Debug APK: </text:span><text:span text:style-name="T6">~150 MB</text:span></text:p>
              </text:list-item>
              <text:list-item>
                <text:p text:style-name="P10"><text:span text:style-name="T5">Installed on: </text:span><text:span text:style-name="T6">ALI NX1, Android 15 (API 35) — succes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ft → Dart translation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Swift → Dart translatio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pt mapping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Concept mapping</text:span></text:p>
          </draw:text-box>
        </draw:frame>
        <draw:frame draw:name="Content Placeholder 5" draw:style-name="gr2" draw:layer="layout" svg:width="22.859cm" svg:height="5.781cm" svg:x="1.27cm" svg:y="3.316cm">
          <table:table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<text:span text:style-name="T8">Swift</text:span></text:p>
              </table:table-cell>
              <table:table-cell>
                <text:p text:style-name="P8"><text:span text:style-name="T8">Dart / Flutter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ReSwift.Store&lt;AppState&gt;</text:span></text:p>
              </table:table-cell>
              <table:table-cell>
                <text:p text:style-name="P8"><text:span text:style-name="T10">redux.Store&lt;AppState&gt;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0">StoreSubscriber</text:span></text:p>
              </table:table-cell>
              <table:table-cell>
                <text:p text:style-name="P8"><text:span text:style-name="T10">StoreConnector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Thunk&lt;AppState&gt;</text:span></text:p>
              </table:table-cell>
              <table:table-cell>
                <text:p text:style-name="P8"><text:span text:style-name="T10">ThunkAction&lt;AppState&gt;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0">@EnvironmentObject</text:span></text:p>
              </table:table-cell>
              <table:table-cell>
                <text:p text:style-name="P8"><text:span text:style-name="T10">StoreProvider.of(context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Combine + </text:span><text:span text:style-name="T10">AnyCancellable</text:span></text:p>
              </table:table-cell>
              <table:table-cell>
                <text:p text:style-name="P8"><text:span text:style-name="T10">Stream</text:span><text:span text:style-name="T9"> + </text:span><text:span text:style-name="T10">StreamSubscription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0">FireSnapshot.Snapshot&lt;T&gt;</text:span></text:p>
              </table:table-cell>
              <table:table-cell>
                <text:p text:style-name="P8"><text:span text:style-name="T9">Hand-written </text:span><text:span text:style-name="T10">fromSnapshot</text:span><text:span text:style-name="T9"> / </text:span><text:span text:style-name="T10">toMap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pt mapping (continued)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Concept mapping (continued)</text:span></text:p>
          </draw:text-box>
        </draw:frame>
        <draw:frame draw:name="Content Placeholder 5" draw:style-name="gr2" draw:layer="layout" svg:width="22.859cm" svg:height="5.781cm" svg:x="1.27cm" svg:y="3.316cm">
          <table:table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<text:span text:style-name="T8">Swift</text:span></text:p>
              </table:table-cell>
              <table:table-cell>
                <text:p text:style-name="P8"><text:span text:style-name="T8">Dart / Flutter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SwiftUI </text:span><text:span text:style-name="T10">View</text:span></text:p>
              </table:table-cell>
              <table:table-cell>
                <text:p text:style-name="P8"><text:span text:style-name="T10">StatelessWidget</text:span><text:span text:style-name="T9"> / </text:span><text:span text:style-name="T10">StatefulWidget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9">iOS long-press menu</text:span></text:p>
              </table:table-cell>
              <table:table-cell>
                <text:p text:style-name="P8"><text:span text:style-name="T10">showModalBottomSheet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ActionSheet</text:span></text:p>
              </table:table-cell>
              <table:table-cell>
                <text:p text:style-name="P8"><text:span text:style-name="T9">Bottom sheet confirmation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0">NavigationView</text:span></text:p>
              </table:table-cell>
              <table:table-cell>
                <text:p text:style-name="P8"><text:span text:style-name="T10">Navigator.push(...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>SF Symbols</text:span></text:p>
              </table:table-cell>
              <table:table-cell>
                <text:p text:style-name="P8"><text:span text:style-name="T9">Material </text:span><text:span text:style-name="T10">Icon(Icons.…)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9">SwiftUI </text:span><text:span text:style-name="T10">Toggle</text:span></text:p>
              </table:table-cell>
              <table:table-cell>
                <text:p text:style-name="P8"><text:span text:style-name="T9">Material </text:span><text:span text:style-name="T10">Switch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p text:style-name="P13"><text:span text:style-name="T5">Mapping is almost mechanical — only context-menu UX required a design decision.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itations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Limitation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’s missing (and why)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What’s missing (and why)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6">Open Firestore rules</text:span><text:span text:style-name="T5"> — still test-mode, must be restricted</text:span></text:p>
              </text:list-item>
            </text:list>
            <text:list text:style-name="L5">
              <text:list-item>
                <text:p text:style-name="P10"><text:span text:style-name="T6">Listeners stored in Redux state</text:span><text:span text:style-name="T5"> — mirrors the Swift original, but breaks state serializability</text:span></text:p>
              </text:list-item>
              <text:list-item>
                <text:p text:style-name="P10"><text:span text:style-name="T6">No error UI</text:span><text:span text:style-name="T5"> — errors captured in state but only </text:span><text:span text:style-name="T7">print</text:span><text:span text:style-name="T5">ed</text:span></text:p>
              </text:list-item>
              <text:list-item>
                <text:p text:style-name="P10"><text:span text:style-name="T6">No tests</text:span><text:span text:style-name="T5"> — reducer unit tests are highest-leverage next step</text:span></text:p>
              </text:list-item>
              <text:list-item>
                <text:p text:style-name="P10"><text:span text:style-name="T6">Android only</text:span><text:span text:style-name="T5"> — iOS can be added with one </text:span><text:span text:style-name="T7">flutter create</text:span><text:span text:style-name="T5"> command</text:span></text:p>
              </text:list-item>
              <text:list-item>
                <text:p text:style-name="P10"><text:span text:style-name="T6">Debug build only</text:span><text:span text:style-name="T5"> — no release signing, R8, or App Bundl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ection_20_Header">
        <draw:frame draw:name="Title 1" presentation:style-name="pr5" draw:text-style-name="P9" draw:layer="layout" svg:width="21.589cm" svg:height="2.837cm" svg:x="2.006cm" svg:y="9.181cm" presentation:class="title" presentation:user-transformed="true">
          <draw:text-box>
            <text:p text:style-name="P8"><text:span text:style-name="T4">Conclusio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keaways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Takeaways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10"><text:span text:style-name="T5">SwiftUI + ReSwift ports to Flutter with </text:span><text:span text:style-name="T6">high architectural fidelity</text:span></text:p>
              </text:list-item>
            </text:list>
            <text:list text:style-name="L5">
              <text:list-item>
                <text:p text:style-name="P10"><text:span text:style-name="T5">Every Swift slice has a structurally identical Dart slice</text:span></text:p>
              </text:list-item>
              <text:list-item>
                <text:p text:style-name="P10"><text:span text:style-name="T7">flutter_redux</text:span><text:span text:style-name="T5"> + </text:span><text:span text:style-name="T7">redux_thunk</text:span><text:span text:style-name="T5"> = a first-class Redux experience on Flutter</text:span></text:p>
              </text:list-item>
              <text:list-item>
                <text:p text:style-name="P10"><text:span text:style-name="T5">Port gains: modern SDKs, any-OS build host, future multi-platform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xt steps (priority order)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Next steps (priority order)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list text:style-name="L11">
              <text:list-item>
                <text:p text:style-name="P10"><text:span text:style-name="T5">Apply restrictive Firestore security rules</text:span></text:p>
              </text:list-item>
            </text:list>
            <text:list text:style-name="L12">
              <text:list-item>
                <text:p text:style-name="P10"><text:span text:style-name="T5">Add reducer unit tests</text:span></text:p>
              </text:list-item>
              <text:list-item>
                <text:p text:style-name="P10"><text:span text:style-name="T5">Render user-facing error states</text:span></text:p>
              </text:list-item>
              <text:list-item>
                <text:p text:style-name="P10"><text:span text:style-name="T5">Prepare signed release build + App Bundle</text:span></text:p>
              </text:list-item>
              <text:list-item>
                <text:p text:style-name="P10"><text:span text:style-name="T5">Generate iOS + web targe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1" draw:master-page-name="Title_20_and_20_Content" presentation:presentation-page-layout-name="AL2T11">
        <draw:frame draw:name="Title 1" presentation:style-name="pr7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Content Placeholder 2" presentation:style-name="pr8" draw:text-style-name="P11" draw:layer="layout" svg:width="22.859cm" svg:height="9.428cm" svg:x="1.27cm" svg:y="3.334cm" presentation:class="outline" presentation:user-transformed="true">
          <draw:text-box>
            <text:p text:style-name="P13"><text:span text:style-name="T5">Repository:</text:span></text:p>
            <text:list text:style-name="L5">
              <text:list-item>
                <text:p text:style-name="P13"><text:span text:style-name="T5">Flutter port: </text:span><text:span text:style-name="T7">/home/codeilium/tahah/fire_todo_flutter/</text:span></text:p>
              </text:list-item>
              <text:list-item>
                <text:p text:style-name="P13"><text:span text:style-name="T5">Swift original: </text:span><text:span text:style-name="T7">/home/codeilium/tahah/FireTodo/</text:span></text:p>
              </text:list-item>
              <text:list-item>
                <text:p text:style-name="P13"><text:span text:style-name="T5">Project reference doc: </text:span><text:span text:style-name="T7">PROJECT_OVERVIEW.md</text:span></text:p>
              </text:list-item>
              <text:list-item>
                <text:p text:style-name="P13"><text:span text:style-name="T5">Report: </text:span><text:span text:style-name="T7">FireTodo_Report.odt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Courier" svg:font-family="Courier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DejaVu Sans" style:font-size-complex="24pt" style:language-complex="ar" style:country-complex="IQ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 style:writing-mode="lr-tb">
        <text:list-style style:name="Title_20_Slide-subtitle" style:display-name="Title Slide-sub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center" fo:text-indent="0cm" style:punctuation-wrap="hanging" loext:tab-stop-distance="0.953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2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family="Calibri" fo:font-size="1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5pt" style:font-style-asian="normal" style:font-weight-asian="normal" style:font-name-complex="DejaVu Sans" style:font-family-complex="'DejaVu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0.953cm">
        <style:tab-stops/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Calibri" fo:font-family="Calibri" fo:font-size="3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1pt" style:font-style-asian="normal" style:font-weight-asian="normal" style:font-name-complex="DejaVu Sans" style:font-family-complex="'DejaVu San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095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graphic-properties style:writing-mode="lr-tb"/>
      <style:paragraph-properties fo:margin-left="0cm" fo:margin-right="0cm" fo:margin-top="0.095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095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085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graphic-properties style:writing-mode="lr-tb"/>
      <style:paragraph-properties fo:margin-left="0cm" fo:margin-right="0cm" fo:margin-top="0.085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69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3pt" style:font-style-asian="normal" style:font-weight-asian="normal" style:font-name-complex="DejaVu Sans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74cm" fo:margin-bottom="0cm" fo:line-height="100%" fo:text-align="left" fo:text-indent="0cm" style:punctuation-wrap="hanging" loext:tab-stop-distance="0.953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0.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0.5pt" style:font-style-asian="normal" style:font-weight-asian="normal" style:font-name-complex="DejaVu Sans" style:font-family-complex="'DejaVu Sans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15pt" style:font-style-asian="normal" style:font-weight-asian="bold" style:font-name-complex="DejaVu Sans" style:font-family-complex="'DejaVu Sans'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number text:level="1" style:num-format="">
            <style:list-level-properties text:space-before="-0.953cm" text:min-label-width="0.953cm"/>
            <style:text-properties fo:color="#00000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74cm" fo:margin-bottom="0cm" fo:line-height="100%" fo:text-align="left" fo:text-indent="0cm" style:punctuation-wrap="hanging" loext:tab-stop-distance="0.953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0.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0.5pt" style:font-style-asian="normal" style:font-weight-asian="normal" style:font-name-complex="DejaVu Sans" style:font-family-complex="'DejaVu Sans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148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127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graphic-properties style:writing-mode="lr-tb"/>
      <style:paragraph-properties fo:margin-left="0cm" fo:margin-right="0cm" fo:margin-top="0.106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loext:tab-stop-distance="0.953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15pt" style:font-style-asian="normal" style:font-weight-asian="bold" style:font-name-complex="DejaVu Sans" style:font-family-complex="'DejaVu Sans'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font-size="33pt" fo:hyphenate="false"/>
    </style:style>
    <style:style style:name="MP6" style:family="paragraph">
      <loext:graphic-properties draw:fill="none"/>
      <style:paragraph-properties fo:text-align="left" style:font-independent-line-spacing="true"/>
      <style:text-properties fo:font-size="33pt"/>
    </style:style>
    <style:style style:name="MP7" style:family="paragraph">
      <style:paragraph-properties fo:margin-left="0cm" fo:margin-right="0cm" fo:margin-top="0.169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8" style:family="paragraph">
      <loext:graphic-properties draw:fill="none" draw:fill-color="#ffffff"/>
      <style:paragraph-properties fo:text-align="lef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lef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left" style:font-independent-line-spacing="true"/>
      <style:text-properties fo:font-size="9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righ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.169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4" style:family="paragraph">
      <style:paragraph-properties fo:margin-left="0cm" fo:margin-right="0cm" fo:margin-top="0.148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5" style:family="paragraph">
      <style:paragraph-properties fo:margin-left="0cm" fo:margin-right="0cm" fo:margin-top="0.127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6" style:family="paragraph">
      <style:paragraph-properties fo:margin-left="0cm" fo:margin-right="0cm" fo:margin-top="0.106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7" style:family="paragraph">
      <loext:graphic-properties draw:fill="none"/>
      <style:paragraph-properties fo:text-align="lef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30pt" fo:hyphenate="false"/>
    </style:style>
    <style:style style:name="MP19" style:family="paragraph">
      <loext:graphic-properties draw:fill="none"/>
      <style:paragraph-properties fo:text-align="left" style:font-independent-line-spacing="true"/>
      <style:text-properties fo:font-size="30pt"/>
    </style:style>
    <style:style style:name="MP20" style:family="paragraph">
      <style:paragraph-properties fo:margin-left="0cm" fo:margin-right="0cm" fo:margin-top="0.106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1" style:family="paragraph">
      <loext:graphic-properties draw:fill="none"/>
      <style:paragraph-properties fo:text-align="left" style:font-independent-line-spacing="true"/>
      <style:text-properties fo:font-size="15pt"/>
    </style:style>
    <style:style style:name="MP22" style:family="paragraph">
      <style:paragraph-properties fo:margin-left="0cm" fo:margin-right="0cm" fo:margin-top="0.148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3" style:family="paragraph">
      <style:paragraph-properties fo:margin-left="0cm" fo:margin-right="0cm" fo:margin-top="0.127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4" style:family="paragraph">
      <style:paragraph-properties fo:margin-left="0cm" fo:margin-right="0cm" fo:margin-top="0.106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5" style:family="paragraph">
      <style:paragraph-properties fo:margin-left="0cm" fo:margin-right="0cm" fo:margin-top="0.095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6" style:family="paragraph">
      <loext:graphic-properties draw:fill="none"/>
      <style:paragraph-properties fo:text-align="left" style:font-independent-line-spacing="true"/>
      <style:text-properties fo:font-size="21pt"/>
    </style:style>
    <style:style style:name="MP27" style:family="paragraph">
      <style:paragraph-properties fo:margin-left="0cm" fo:margin-right="0cm" fo:margin-top="0.127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8" style:family="paragraph">
      <loext:graphic-properties draw:fill="none"/>
      <style:paragraph-properties fo:text-align="left" style:font-independent-line-spacing="true"/>
      <style:text-properties fo:font-size="18pt"/>
    </style:style>
    <style:style style:name="MP29" style:family="paragraph">
      <style:paragraph-properties fo:margin-left="0cm" fo:margin-right="0cm" fo:margin-top="0.106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0" style:family="paragraph">
      <style:paragraph-properties fo:margin-left="0cm" fo:margin-right="0cm" fo:margin-top="0.095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1" style:family="paragraph">
      <style:paragraph-properties fo:margin-left="0cm" fo:margin-right="0cm" fo:margin-top="0.085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2" style:family="paragraph">
      <style:paragraph-properties fo:margin-left="0cm" fo:margin-right="0cm" fo:margin-top="0cm" fo:margin-bottom="0cm" fo:line-height="100%" fo:text-align="left" fo:text-indent="0cm" style:punctuation-wrap="hanging" loext:tab-stop-distance="0.953cm" style:writing-mode="lr-tb">
        <style:tab-stops/>
      </style:paragraph-properties>
      <style:text-properties fo:font-size="15pt" fo:hyphenate="false"/>
    </style:style>
    <style:style style:name="MP33" style:family="paragraph">
      <style:paragraph-properties fo:margin-left="0cm" fo:margin-right="0cm" fo:margin-top="0.074cm" fo:margin-bottom="0cm" fo:line-height="100%" fo:text-align="lef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34" style:family="paragraph">
      <loext:graphic-properties draw:fill="none"/>
      <style:paragraph-properties fo:text-align="left" style:font-independent-line-spacing="true"/>
      <style:text-properties fo:font-size="10.5pt"/>
    </style:style>
    <style:style style:name="MP35" style:family="paragraph">
      <style:paragraph-properties fo:text-align="left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953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2.858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8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1.905cm" text:min-label-width="0.953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3.81cm" text:min-label-width="0.953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4.762cm" text:min-label-width="0.95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 text:min-label-width="0.953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7cm" text:min-label-width="0.953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 text:min-label-width="0.953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953cm"/>
        <style:text-properties fo:color="#8b8b8b" fo:font-size="100%"/>
      </text:list-level-style-number>
      <text:list-level-style-bullet text:level="2" text:bullet-char="–">
        <style:list-level-properties text:space-before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8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8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8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8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/>
        <style:text-properties fo:font-family="Arial" fo:color="#000000" fo:font-size="100%"/>
      </text:list-level-style-bullet>
      <text:list-level-style-bullet text:level="2" text:bullet-char="–">
        <style:list-level-properties text:space-before="0.953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2.858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4.763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6.668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Subtitle 2" presentation:style-name="Mpr2" draw:text-style-name="MP8" draw:layer="backgroundobjects" svg:width="17.779cm" svg:height="3.65cm" svg:x="3.81cm" svg:y="8.096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Date Placeholder 3" presentation:style-name="Mpr3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3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3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7" draw:text-style-name="MP17" draw:layer="backgroundobjects" svg:width="22.859cm" svg:height="9.428cm" svg:x="1.27cm" svg:y="3.334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8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8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1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2" draw:text-style-name="MP17" draw:layer="backgroundobjects" svg:width="16.721cm" svg:height="12.19cm" svg:x="1.27cm" svg:y="0.572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3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3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7" draw:text-style-name="MP17" draw:layer="backgroundobjects" svg:width="22.859cm" svg:height="9.428cm" svg:x="1.27cm" svg:y="3.334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8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1" draw:text-style-name="MP19" draw:layer="backgroundobjects" svg:width="21.589cm" svg:height="2.837cm" svg:x="2.006cm" svg:y="9.181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Text Placeholder 2" presentation:style-name="Mpr22" draw:text-style-name="MP21" draw:layer="backgroundobjects" svg:width="21.589cm" svg:height="3.124cm" svg:x="2.006cm" svg:y="6.056cm" presentation:class="outline" presentation:user-transformed="true">
        <draw:text-box>
          <text:p text:style-name="MP20"><text:span text:style-name="MT9">Click to edit Master text styles</text:span></text:p>
        </draw:text-box>
      </draw:frame>
      <draw:frame draw:name="Date Placeholder 3" presentation:style-name="Mpr23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3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3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7" draw:text-style-name="MP26" draw:layer="backgroundobjects" svg:width="11.217cm" svg:height="9.428cm" svg:x="1.27cm" svg:y="3.334cm" presentation:class="outline" presentation:user-transformed="true">
        <draw:text-box>
          <text:list text:style-name="ML6">
            <text:list-item>
              <text:p text:style-name="MP2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26" draw:layer="backgroundobjects" svg:width="11.217cm" svg:height="9.428cm" svg:x="12.912cm" svg:y="3.334cm" presentation:class="outline" presentation:user-transformed="true">
        <draw:text-box>
          <text:list text:style-name="ML6">
            <text:list-item>
              <text:p text:style-name="MP2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28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28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1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28" draw:layer="backgroundobjects" svg:width="11.222cm" svg:height="1.332cm" svg:x="1.27cm" svg:y="3.198cm" presentation:class="outline" presentation:user-transformed="true">
        <draw:text-box>
          <text:p text:style-name="MP27"><text:span text:style-name="MT11">Click to edit Master text styles</text:span></text:p>
        </draw:text-box>
      </draw:frame>
      <draw:frame draw:name="Content Placeholder 3" presentation:style-name="Mpr33" draw:text-style-name="MP28" draw:layer="backgroundobjects" svg:width="11.222cm" svg:height="8.231cm" svg:x="1.27cm" svg:y="4.531cm" presentation:class="outline" presentation:user-transformed="true">
        <draw:text-box>
          <text:list text:style-name="ML6">
            <text:list-item>
              <text:p text:style-name="MP27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8" draw:layer="backgroundobjects" svg:width="11.226cm" svg:height="1.332cm" svg:x="12.903cm" svg:y="3.198cm" presentation:class="outline" presentation:user-transformed="true">
        <draw:text-box>
          <text:p text:style-name="MP27"><text:span text:style-name="MT11">Click to edit Master text styles</text:span></text:p>
        </draw:text-box>
      </draw:frame>
      <draw:frame draw:name="Content Placeholder 5" presentation:style-name="Mpr33" draw:text-style-name="MP28" draw:layer="backgroundobjects" svg:width="11.226cm" svg:height="8.231cm" svg:x="12.903cm" svg:y="4.531cm" presentation:class="outline" presentation:user-transformed="true">
        <draw:text-box>
          <text:list text:style-name="ML6">
            <text:list-item>
              <text:p text:style-name="MP27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7" presentation:style-name="Mpr34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34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7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3" presentation:style-name="Mpr38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4" presentation:style-name="Mpr38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2" presentation:style-name="Mpr41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3" presentation:style-name="Mpr41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4" draw:text-style-name="MP21" draw:layer="backgroundobjects" svg:width="8.355cm" svg:height="2.42cm" svg:x="1.27cm" svg:y="0.569cm" presentation:class="title" presentation:user-transformed="true">
        <draw:text-box>
          <text:p text:style-name="MP32"><text:span text:style-name="MT13">Click to edit Master title style</text:span></text:p>
        </draw:text-box>
      </draw:frame>
      <draw:frame draw:name="Content Placeholder 2" presentation:style-name="Mpr45" draw:text-style-name="MP17" draw:layer="backgroundobjects" svg:width="14.198cm" svg:height="12.193cm" svg:x="9.931cm" svg:y="0.569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34" draw:layer="backgroundobjects" svg:width="8.355cm" svg:height="9.772cm" svg:x="1.27cm" svg:y="2.99cm" presentation:class="outline" presentation:user-transformed="true">
        <draw:text-box>
          <text:p text:style-name="MP33"><text:span text:style-name="MT14">Click to edit Master text styles</text:span></text:p>
        </draw:text-box>
      </draw:frame>
      <draw:frame draw:name="Date Placeholder 4" presentation:style-name="Mpr46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46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46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9" draw:text-style-name="MP21" draw:layer="backgroundobjects" svg:width="15.239cm" svg:height="1.18cm" svg:x="4.979cm" svg:y="10.001cm" presentation:class="title" presentation:user-transformed="true">
        <draw:text-box>
          <text:p text:style-name="MP32"><text:span text:style-name="MT13">Click to edit Master title style</text:span></text:p>
        </draw:text-box>
      </draw:frame>
      <draw:frame draw:name="Picture Placeholder 2" presentation:style-name="Mpr50" draw:text-style-name="MP17" draw:layer="backgroundobjects" svg:width="15.239cm" svg:height="8.572cm" svg:x="4.979cm" svg:y="1.277cm" presentation:class="outline" presentation:user-transformed="true">
        <draw:text-box>
          <text:list text:style-name="ML13">
            <text:list-item>
              <text:p text:style-name="MP35">Click to edit the outline text format</text:p>
              <text:list>
                <text:list-item>
                  <text:p text:style-name="MP35">Second Outline Level</text:p>
                  <text:list>
                    <text:list-item>
                      <text:p text:style-name="MP35">Third Outline Level</text:p>
                      <text:list>
                        <text:list-item>
                          <text:p text:style-name="MP35">Fourth Outline Level</text:p>
                          <text:list>
                            <text:list-item>
                              <text:p text:style-name="MP35">Fifth Outline Level</text:p>
                              <text:list>
                                <text:list-item>
                                  <text:p text:style-name="MP35">Sixth Outline Level</text:p>
                                  <text:list>
                                    <text:list-item>
                                      <text:p text:style-name="MP3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1" draw:text-style-name="MP34" draw:layer="backgroundobjects" svg:width="15.239cm" svg:height="1.676cm" svg:x="4.979cm" svg:y="11.182cm" presentation:class="outline" presentation:user-transformed="true">
        <draw:text-box>
          <text:p text:style-name="MP33"><text:span text:style-name="MT14">Click to edit Master text styles</text:span></text:p>
        </draw:text-box>
      </draw:frame>
      <draw:frame draw:name="Date Placeholder 4" presentation:style-name="Mpr5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52" draw:text-style-name="MP10" draw:layer="backgroundobjects" svg:width="8.042cm" svg:height="0.76cm" svg:x="8.678cm" svg:y="13.242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52" draw:text-style-name="MP10" draw:layer="backgroundobjects" svg:width="5.926cm" svg:height="0.76cm" svg:x="18.203cm" svg:y="13.24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ireTodo</dc:title>
    <meta:initial-creator>Engineering Team</meta:initial-creator>
    <meta:creation-date>2026-04-18T13:56:48</meta:creation-date>
    <dc:date>2026-04-18T13:56:48</dc:date>
    <meta:document-statistic meta:object-count="255"/>
    <meta:generator>LibreOffice/26.2.2.2$Linux_X86_64 LibreOffice_project/620$Build-2</meta:generator>
    <meta:user-defined meta:name="date">2026-04-18</meta:user-defined>
    <meta:user-defined meta:name="subtitle">Porting a SwiftUI / Firebase / Redux app to Flutter</meta:user-defined>
  </office:meta>
</office:document-meta>
</file>